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1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00ff"/>
    </style:style>
    <style:style style:name="ce2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ransform_data" table:style-name="ta1">
        <table:shapes>
          <draw:frame draw:z-index="0" draw:style-name="gr1" draw:text-style-name="P1" svg:width="159.99mm" svg:height="89.99mm" svg:x="193.2mm" svg:y="77.23mm">
            <loext:p draw:notify-on-update-of-ranges="transform_data.G1:transform_data.G10 transform_data.H1:transform_data.H10 transform_data.I1:transform_data.I10 transform_data.J1:transform_data.J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3.62mm" svg:y="80.95mm">
            <loext:p draw:notify-on-update-of-ranges="transform_data.B1:transform_data.B10 transform_data.C1:transform_data.C10 transform_data.D1:transform_data.D10 transform_data.E1:transform_data.E1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column table:style-name="co1" table:default-cell-style-name="ce2"/>
        <table:table-row table:style-name="ro1">
          <table:table-cell office:value-type="float" office:value="2.77850699424744" calcext:value-type="float">
            <text:p>2.7785069942</text:p>
          </table:table-cell>
          <table:table-cell office:value-type="float" office:value="0.00160854330815953" calcext:value-type="float">
            <text:p>0.0016085433</text:p>
          </table:table-cell>
          <table:table-cell office:value-type="float" office:value="0.00155787641316571" calcext:value-type="float">
            <text:p>0.0015578764</text:p>
          </table:table-cell>
          <table:table-cell office:value-type="float" office:value="0.00163356544583759" calcext:value-type="float">
            <text:p>0.0016335654</text:p>
          </table:table-cell>
          <table:table-cell table:number-columns-repeated="2" office:value-type="float" office:value="0.00147328562418902" calcext:value-type="float">
            <text:p>0.0014732856</text:p>
          </table:table-cell>
          <table:table-cell office:value-type="float" office:value="0.808910103420843" calcext:value-type="float">
            <text:p>0.8089101034</text:p>
          </table:table-cell>
          <table:table-cell office:value-type="float" office:value="0.813454270597128" calcext:value-type="float">
            <text:p>0.8134542706</text:p>
          </table:table-cell>
          <table:table-cell office:value-type="float" office:value="0.885668040023543" calcext:value-type="float">
            <text:p>0.88566804</text:p>
          </table:table-cell>
          <table:table-cell table:number-columns-repeated="2" office:value-type="float" office:value="0.907559515522762" calcext:value-type="float">
            <text:p>0.9075595155</text:p>
          </table:table-cell>
        </table:table-row>
        <table:table-row table:style-name="ro1">
          <table:table-cell office:value-type="float" office:value="2.36906790733337" calcext:value-type="float">
            <text:p>2.3690679073</text:p>
          </table:table-cell>
          <table:table-cell office:value-type="float" office:value="0.00376225603910133" calcext:value-type="float">
            <text:p>0.003762256</text:p>
          </table:table-cell>
          <table:table-cell office:value-type="float" office:value="0.00159509422176018" calcext:value-type="float">
            <text:p>0.0015950942</text:p>
          </table:table-cell>
          <table:table-cell office:value-type="float" office:value="0.00149739330935366" calcext:value-type="float">
            <text:p>0.0014973933</text:p>
          </table:table-cell>
          <table:table-cell table:number-columns-repeated="2" office:value-type="float" office:value="0.00138037177368366" calcext:value-type="float">
            <text:p>0.0013803718</text:p>
          </table:table-cell>
          <table:table-cell office:value-type="float" office:value="0.00731901352426412" calcext:value-type="float">
            <text:p>0.0073190135</text:p>
          </table:table-cell>
          <table:table-cell office:value-type="float" office:value="0.825699168556311" calcext:value-type="float">
            <text:p>0.8256991686</text:p>
          </table:table-cell>
          <table:table-cell office:value-type="float" office:value="0.915979988228369" calcext:value-type="float">
            <text:p>0.9159799882</text:p>
          </table:table-cell>
          <table:table-cell table:number-columns-repeated="2" office:value-type="float" office:value="0.918836140888208" calcext:value-type="float">
            <text:p>0.9188361409</text:p>
          </table:table-cell>
        </table:table-row>
        <table:table-row table:style-name="ro1">
          <table:table-cell office:value-type="float" office:value="2.8156909942627" calcext:value-type="float">
            <text:p>2.8156909943</text:p>
          </table:table-cell>
          <table:table-cell office:value-type="float" office:value="0.00178774190950841" calcext:value-type="float">
            <text:p>0.0017877419</text:p>
          </table:table-cell>
          <table:table-cell office:value-type="float" office:value="0.00151855225281371" calcext:value-type="float">
            <text:p>0.0015185523</text:p>
          </table:table-cell>
          <table:table-cell office:value-type="float" office:value="0.00135272461518762" calcext:value-type="float">
            <text:p>0.0013527246</text:p>
          </table:table-cell>
          <table:table-cell office:value-type="float" office:value="0.00182408102147266" calcext:value-type="float">
            <text:p>0.001824081</text:p>
          </table:table-cell>
          <table:table-cell office:value-type="float" office:value="0.00135272461518762" calcext:value-type="float">
            <text:p>0.0013527246</text:p>
          </table:table-cell>
          <table:table-cell office:value-type="float" office:value="0.806682577565632" calcext:value-type="float">
            <text:p>0.8066825776</text:p>
          </table:table-cell>
          <table:table-cell office:value-type="float" office:value="0.781254724111867" calcext:value-type="float">
            <text:p>0.7812547241</text:p>
          </table:table-cell>
          <table:table-cell office:value-type="float" office:value="0.929223072395527" calcext:value-type="float">
            <text:p>0.9292230724</text:p>
          </table:table-cell>
          <table:table-cell office:value-type="float" office:value="0.522622859529445" calcext:value-type="float">
            <text:p>0.5226228595</text:p>
          </table:table-cell>
          <table:table-cell office:value-type="float" office:value="0.929223072395527" calcext:value-type="float">
            <text:p>0.9292230724</text:p>
          </table:table-cell>
        </table:table-row>
        <table:table-row table:style-name="ro1">
          <table:table-cell office:value-type="float" office:value="2.06593108177185" calcext:value-type="float">
            <text:p>2.0659310818</text:p>
          </table:table-cell>
          <table:table-cell office:value-type="float" office:value="0" calcext:value-type="float">
            <text:p>0</text:p>
          </table:table-cell>
          <table:table-cell office:value-type="float" office:value="0.00127925312994568" calcext:value-type="float">
            <text:p>0.0012792531</text:p>
          </table:table-cell>
          <table:table-cell office:value-type="float" office:value="0.00129223444134687" calcext:value-type="float">
            <text:p>0.0012922344</text:p>
          </table:table-cell>
          <table:table-cell table:number-columns-repeated="2" office:value-type="float" office:value="0.00105705690261754" calcext:value-type="float">
            <text:p>0.0010570569</text:p>
          </table:table-cell>
          <table:table-cell office:value-type="float" office:value="0" calcext:value-type="float">
            <text:p>0</text:p>
          </table:table-cell>
          <table:table-cell office:value-type="float" office:value="0.824792139077853" calcext:value-type="float">
            <text:p>0.8247921391</text:p>
          </table:table-cell>
          <table:table-cell office:value-type="float" office:value="0.803708063566804" calcext:value-type="float">
            <text:p>0.8037080636</text:p>
          </table:table-cell>
          <table:table-cell table:number-columns-repeated="2" office:value-type="float" office:value="0.991646944173744" calcext:value-type="float">
            <text:p>0.9916469442</text:p>
          </table:table-cell>
        </table:table-row>
        <table:table-row table:style-name="ro1">
          <table:table-cell office:value-type="float" office:value="2.50461888313293" calcext:value-type="float">
            <text:p>2.5046188831</text:p>
          </table:table-cell>
          <table:table-cell office:value-type="float" office:value="0.0010122978419646" calcext:value-type="float">
            <text:p>0.0010122978</text:p>
          </table:table-cell>
          <table:table-cell office:value-type="float" office:value="0.00140019988352357" calcext:value-type="float">
            <text:p>0.0014001999</text:p>
          </table:table-cell>
          <table:table-cell office:value-type="float" office:value="0.00134915223711385" calcext:value-type="float">
            <text:p>0.0013491522</text:p>
          </table:table-cell>
          <table:table-cell office:value-type="float" office:value="0.00177893045443703" calcext:value-type="float">
            <text:p>0.0017789305</text:p>
          </table:table-cell>
          <table:table-cell office:value-type="float" office:value="0.0010122978419646" calcext:value-type="float">
            <text:p>0.0010122978</text:p>
          </table:table-cell>
          <table:table-cell office:value-type="float" office:value="0.994112967382657" calcext:value-type="float">
            <text:p>0.9941129674</text:p>
          </table:table-cell>
          <table:table-cell office:value-type="float" office:value="0.7718820861678" calcext:value-type="float">
            <text:p>0.7718820862</text:p>
          </table:table-cell>
          <table:table-cell office:value-type="float" office:value="0.743967039434962" calcext:value-type="float">
            <text:p>0.7439670394</text:p>
          </table:table-cell>
          <table:table-cell office:value-type="float" office:value="0.693303633579284" calcext:value-type="float">
            <text:p>0.6933036336</text:p>
          </table:table-cell>
          <table:table-cell office:value-type="float" office:value="0.994112967382657" calcext:value-type="float">
            <text:p>0.9941129674</text:p>
          </table:table-cell>
        </table:table-row>
        <table:table-row table:style-name="ro1">
          <table:table-cell office:value-type="float" office:value="3.07711601257324" calcext:value-type="float">
            <text:p>3.0771160126</text:p>
          </table:table-cell>
          <table:table-cell office:value-type="float" office:value="0.00102041999789474" calcext:value-type="float">
            <text:p>0.00102042</text:p>
          </table:table-cell>
          <table:table-cell office:value-type="float" office:value="0.00155634112589674" calcext:value-type="float">
            <text:p>0.0015563411</text:p>
          </table:table-cell>
          <table:table-cell office:value-type="float" office:value="0.00135690889779762" calcext:value-type="float">
            <text:p>0.0013569089</text:p>
          </table:table-cell>
          <table:table-cell office:value-type="float" office:value="0.00150358300150571" calcext:value-type="float">
            <text:p>0.001503583</text:p>
          </table:table-cell>
          <table:table-cell office:value-type="float" office:value="0.00102041999789474" calcext:value-type="float">
            <text:p>0.00102042</text:p>
          </table:table-cell>
          <table:table-cell office:value-type="float" office:value="0.992999204455052" calcext:value-type="float">
            <text:p>0.9929992045</text:p>
          </table:table-cell>
          <table:table-cell office:value-type="float" office:value="0.799395313681028" calcext:value-type="float">
            <text:p>0.7993953137</text:p>
          </table:table-cell>
          <table:table-cell office:value-type="float" office:value="0.744261330194232" calcext:value-type="float">
            <text:p>0.7442613302</text:p>
          </table:table-cell>
          <table:table-cell office:value-type="float" office:value="0.622859529444522" calcext:value-type="float">
            <text:p>0.6228595294</text:p>
          </table:table-cell>
          <table:table-cell office:value-type="float" office:value="0.992999204455052" calcext:value-type="float">
            <text:p>0.9929992045</text:p>
          </table:table-cell>
        </table:table-row>
        <table:table-row table:style-name="ro1">
          <table:table-cell office:value-type="float" office:value="3.18413305282593" calcext:value-type="float">
            <text:p>3.1841330528</text:p>
          </table:table-cell>
          <table:table-cell office:value-type="float" office:value="0.00112642230631762" calcext:value-type="float">
            <text:p>0.0011264223</text:p>
          </table:table-cell>
          <table:table-cell office:value-type="float" office:value="0.00158057206127441" calcext:value-type="float">
            <text:p>0.0015805721</text:p>
          </table:table-cell>
          <table:table-cell office:value-type="float" office:value="0.00155294100870167" calcext:value-type="float">
            <text:p>0.001552941</text:p>
          </table:table-cell>
          <table:table-cell office:value-type="float" office:value="0.00175711291571575" calcext:value-type="float">
            <text:p>0.0017571129</text:p>
          </table:table-cell>
          <table:table-cell office:value-type="float" office:value="0.00112642230631762" calcext:value-type="float">
            <text:p>0.0011264223</text:p>
          </table:table-cell>
          <table:table-cell office:value-type="float" office:value="0.993317422434368" calcext:value-type="float">
            <text:p>0.9933174224</text:p>
          </table:table-cell>
          <table:table-cell office:value-type="float" office:value="0.57838246409675" calcext:value-type="float">
            <text:p>0.5783824641</text:p>
          </table:table-cell>
          <table:table-cell office:value-type="float" office:value="0.793260741612713" calcext:value-type="float">
            <text:p>0.7932607416</text:p>
          </table:table-cell>
          <table:table-cell office:value-type="float" office:value="0.65961297508005" calcext:value-type="float">
            <text:p>0.6596129751</text:p>
          </table:table-cell>
          <table:table-cell office:value-type="float" office:value="0.993317422434368" calcext:value-type="float">
            <text:p>0.9933174224</text:p>
          </table:table-cell>
        </table:table-row>
        <table:table-row table:style-name="ro1">
          <table:table-cell office:value-type="float" office:value="3.4036819934845" calcext:value-type="float">
            <text:p>3.4036819935</text:p>
          </table:table-cell>
          <table:table-cell office:value-type="float" office:value="0.0014417796282222" calcext:value-type="float">
            <text:p>0.0014417796</text:p>
          </table:table-cell>
          <table:table-cell office:value-type="float" office:value="0.00159105511915868" calcext:value-type="float">
            <text:p>0.0015910551</text:p>
          </table:table-cell>
          <table:table-cell office:value-type="float" office:value="0.00143719295636323" calcext:value-type="float">
            <text:p>0.001437193</text:p>
          </table:table-cell>
          <table:table-cell office:value-type="float" office:value="0.00159665438314091" calcext:value-type="float">
            <text:p>0.0015966544</text:p>
          </table:table-cell>
          <table:table-cell office:value-type="float" office:value="0.00159105511915868" calcext:value-type="float">
            <text:p>0.0015910551</text:p>
          </table:table-cell>
          <table:table-cell office:value-type="float" office:value="0.755926809864757" calcext:value-type="float">
            <text:p>0.7559268099</text:p>
          </table:table-cell>
          <table:table-cell office:value-type="float" office:value="0.834769463340892" calcext:value-type="float">
            <text:p>0.8347694633</text:p>
          </table:table-cell>
          <table:table-cell office:value-type="float" office:value="0.75088287227781" calcext:value-type="float">
            <text:p>0.7508828723</text:p>
          </table:table-cell>
          <table:table-cell office:value-type="float" office:value="0.816789642210775" calcext:value-type="float">
            <text:p>0.8167896422</text:p>
          </table:table-cell>
          <table:table-cell office:value-type="float" office:value="0.834769463340892" calcext:value-type="float">
            <text:p>0.8347694633</text:p>
          </table:table-cell>
        </table:table-row>
        <table:table-row table:style-name="ro1">
          <table:table-cell office:value-type="float" office:value="2.95519709587097" calcext:value-type="float">
            <text:p>2.9551970959</text:p>
          </table:table-cell>
          <table:table-cell office:value-type="float" office:value="0.00161415594381253" calcext:value-type="float">
            <text:p>0.0016141559</text:p>
          </table:table-cell>
          <table:table-cell office:value-type="float" office:value="0.000951167372449293" calcext:value-type="float">
            <text:p>0.0009511674</text:p>
          </table:table-cell>
          <table:table-cell office:value-type="float" office:value="0.00142393107541265" calcext:value-type="float">
            <text:p>0.0014239311</text:p>
          </table:table-cell>
          <table:table-cell office:value-type="float" office:value="0.00142963299058465" calcext:value-type="float">
            <text:p>0.001429633</text:p>
          </table:table-cell>
          <table:table-cell office:value-type="float" office:value="0.000951167372449293" calcext:value-type="float">
            <text:p>0.0009511674</text:p>
          </table:table-cell>
          <table:table-cell office:value-type="float" office:value="0.781543357199682" calcext:value-type="float">
            <text:p>0.7815433572</text:p>
          </table:table-cell>
          <table:table-cell office:value-type="float" office:value="0.99395313681028" calcext:value-type="float">
            <text:p>0.9939531368</text:p>
          </table:table-cell>
          <table:table-cell office:value-type="float" office:value="0.850500294290759" calcext:value-type="float">
            <text:p>0.8505002943</text:p>
          </table:table-cell>
          <table:table-cell office:value-type="float" office:value="0.882361130446888" calcext:value-type="float">
            <text:p>0.8823611304</text:p>
          </table:table-cell>
          <table:table-cell office:value-type="float" office:value="0.99395313681028" calcext:value-type="float">
            <text:p>0.9939531368</text:p>
          </table:table-cell>
        </table:table-row>
        <table:table-row table:style-name="ro1">
          <table:table-cell office:value-type="float" office:value="3.13199496269226" calcext:value-type="float">
            <text:p>3.1319949627</text:p>
          </table:table-cell>
          <table:table-cell office:value-type="float" office:value="0.00143868806127548" calcext:value-type="float">
            <text:p>0.0014386881</text:p>
          </table:table-cell>
          <table:table-cell office:value-type="float" office:value="0.000920965760616447" calcext:value-type="float">
            <text:p>0.0009209658</text:p>
          </table:table-cell>
          <table:table-cell office:value-type="float" office:value="0.00138957878871054" calcext:value-type="float">
            <text:p>0.0013895788</text:p>
          </table:table-cell>
          <table:table-cell office:value-type="float" office:value="0.00146206887857924" calcext:value-type="float">
            <text:p>0.0014620689</text:p>
          </table:table-cell>
          <table:table-cell office:value-type="float" office:value="0.000920965760616447" calcext:value-type="float">
            <text:p>0.0009209658</text:p>
          </table:table-cell>
          <table:table-cell office:value-type="float" office:value="0.882736674622116" calcext:value-type="float">
            <text:p>0.8827366746</text:p>
          </table:table-cell>
          <table:table-cell office:value-type="float" office:value="0.993046107331822" calcext:value-type="float">
            <text:p>0.9930461073</text:p>
          </table:table-cell>
          <table:table-cell office:value-type="float" office:value="0.842848734549735" calcext:value-type="float">
            <text:p>0.8428487345</text:p>
          </table:table-cell>
          <table:table-cell office:value-type="float" office:value="0.811777808715022" calcext:value-type="float">
            <text:p>0.8117778087</text:p>
          </table:table-cell>
          <table:table-cell office:value-type="float" office:value="0.993046107331822" calcext:value-type="float">
            <text:p>0.9930461073</text:p>
          </table:table-cell>
        </table:table-row>
        <table:table-row table:style-name="ro1">
          <table:table-cell office:value-type="float" office:value="2.42351889610291" calcext:value-type="float">
            <text:p>2.4235188961</text:p>
          </table:table-cell>
          <table:table-cell office:value-type="float" office:value="0.00140996300293236" calcext:value-type="float">
            <text:p>0.001409963</text:p>
          </table:table-cell>
          <table:table-cell office:value-type="float" office:value="0.00126421292910929" calcext:value-type="float">
            <text:p>0.0012642129</text:p>
          </table:table-cell>
          <table:table-cell office:value-type="float" office:value="0.001187734331829" calcext:value-type="float">
            <text:p>0.0011877343</text:p>
          </table:table-cell>
          <table:table-cell office:value-type="float" office:value="0.00110615414158525" calcext:value-type="float">
            <text:p>0.0011061541</text:p>
          </table:table-cell>
          <table:table-cell office:value-type="float" office:value="0.001187734331829" calcext:value-type="float">
            <text:p>0.0011877343</text:p>
          </table:table-cell>
          <table:table-cell office:value-type="float" office:value="0.531583134447096" calcext:value-type="float">
            <text:p>0.5315831344</text:p>
          </table:table-cell>
          <table:table-cell office:value-type="float" office:value="0.834920634920635" calcext:value-type="float">
            <text:p>0.8349206349</text:p>
          </table:table-cell>
          <table:table-cell office:value-type="float" office:value="0.952324896998234" calcext:value-type="float">
            <text:p>0.952324897</text:p>
          </table:table-cell>
          <table:table-cell office:value-type="float" office:value="0.940275650842266" calcext:value-type="float">
            <text:p>0.9402756508</text:p>
          </table:table-cell>
          <table:table-cell office:value-type="float" office:value="0.952324896998234" calcext:value-type="float">
            <text:p>0.952324897</text:p>
          </table:table-cell>
        </table:table-row>
        <table:table-row table:style-name="ro1">
          <table:table-cell office:value-type="float" office:value="2.53556799888611" calcext:value-type="float">
            <text:p>2.5355679989</text:p>
          </table:table-cell>
          <table:table-cell office:value-type="float" office:value="0.00134087287546355" calcext:value-type="float">
            <text:p>0.0013408729</text:p>
          </table:table-cell>
          <table:table-cell office:value-type="float" office:value="0.00115066541753351" calcext:value-type="float">
            <text:p>0.0011506654</text:p>
          </table:table-cell>
          <table:table-cell office:value-type="float" office:value="0.00148123801879268" calcext:value-type="float">
            <text:p>0.001481238</text:p>
          </table:table-cell>
          <table:table-cell office:value-type="float" office:value="0.00163125779551016" calcext:value-type="float">
            <text:p>0.0016312578</text:p>
          </table:table-cell>
          <table:table-cell office:value-type="float" office:value="0.00115066541753351" calcext:value-type="float">
            <text:p>0.0011506654</text:p>
          </table:table-cell>
          <table:table-cell office:value-type="float" office:value="0.869530628480509" calcext:value-type="float">
            <text:p>0.8695306285</text:p>
          </table:table-cell>
          <table:table-cell office:value-type="float" office:value="0.983824640967498" calcext:value-type="float">
            <text:p>0.983824641</text:p>
          </table:table-cell>
          <table:table-cell office:value-type="float" office:value="0.833872866391995" calcext:value-type="float">
            <text:p>0.8338728664</text:p>
          </table:table-cell>
          <table:table-cell office:value-type="float" office:value="0.705276346930252" calcext:value-type="float">
            <text:p>0.7052763469</text:p>
          </table:table-cell>
          <table:table-cell office:value-type="float" office:value="0.983824640967498" calcext:value-type="float">
            <text:p>0.983824641</text:p>
          </table:table-cell>
        </table:table-row>
        <table:table-row table:style-name="ro1">
          <table:table-cell office:value-type="float" office:value="2.89689707756042" calcext:value-type="float">
            <text:p>2.8968970776</text:p>
          </table:table-cell>
          <table:table-cell office:value-type="float" office:value="0.00172124836618748" calcext:value-type="float">
            <text:p>0.0017212484</text:p>
          </table:table-cell>
          <table:table-cell office:value-type="float" office:value="0.00154600084917454" calcext:value-type="float">
            <text:p>0.0015460008</text:p>
          </table:table-cell>
          <table:table-cell office:value-type="float" office:value="0.00164399819234018" calcext:value-type="float">
            <text:p>0.0016439982</text:p>
          </table:table-cell>
          <table:table-cell office:value-type="float" office:value="0.00174082467109756" calcext:value-type="float">
            <text:p>0.0017408247</text:p>
          </table:table-cell>
          <table:table-cell office:value-type="float" office:value="0.00172124836618748" calcext:value-type="float">
            <text:p>0.0017212484</text:p>
          </table:table-cell>
          <table:table-cell office:value-type="float" office:value="0.785361972951472" calcext:value-type="float">
            <text:p>0.785361973</text:p>
          </table:table-cell>
          <table:table-cell office:value-type="float" office:value="0.775056689342404" calcext:value-type="float">
            <text:p>0.7750566893</text:p>
          </table:table-cell>
          <table:table-cell office:value-type="float" office:value="0.664949970570924" calcext:value-type="float">
            <text:p>0.6649499706</text:p>
          </table:table-cell>
          <table:table-cell office:value-type="float" office:value="0.698454684672143" calcext:value-type="float">
            <text:p>0.6984546847</text:p>
          </table:table-cell>
          <table:table-cell office:value-type="float" office:value="0.785361972951472" calcext:value-type="float">
            <text:p>0.785361973</text:p>
          </table:table-cell>
        </table:table-row>
        <table:table-row table:style-name="ro1">
          <table:table-cell office:value-type="float" office:value="2.53890585899353" calcext:value-type="float">
            <text:p>2.538905859</text:p>
          </table:table-cell>
          <table:table-cell office:value-type="float" office:value="0" calcext:value-type="float">
            <text:p>0</text:p>
          </table:table-cell>
          <table:table-cell office:value-type="float" office:value="0.00454739061367684" calcext:value-type="float">
            <text:p>0.0045473906</text:p>
          </table:table-cell>
          <table:table-cell office:value-type="float" office:value="0.00240763433652355" calcext:value-type="float">
            <text:p>0.0024076343</text:p>
          </table:table-cell>
          <table:table-cell office:value-type="float" office:value="0.00245968926440311" calcext:value-type="float">
            <text:p>0.0024596893</text:p>
          </table:table-cell>
          <table:table-cell office:value-type="float" office:value="0.00172124836618748" calcext:value-type="float">
            <text:p>0.0017212484</text:p>
          </table:table-cell>
          <table:table-cell office:value-type="float" office:value="0" calcext:value-type="float">
            <text:p>0</text:p>
          </table:table-cell>
          <table:table-cell office:value-type="float" office:value="0.00151171579743008" calcext:value-type="float">
            <text:p>0.0015117158</text:p>
          </table:table-cell>
          <table:table-cell office:value-type="float" office:value="0.410977045320777" calcext:value-type="float">
            <text:p>0.4109770453</text:p>
          </table:table-cell>
          <table:table-cell office:value-type="float" office:value="0.405123207573437" calcext:value-type="float">
            <text:p>0.405123207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.65376687049866" calcext:value-type="float">
            <text:p>1.65376687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172124836618748" calcext:value-type="float">
            <text:p>0.001721248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2T18:57:37.148963807</dc:date>
    <meta:editing-duration>PT9M34S</meta:editing-duration>
    <meta:editing-cycles>1</meta:editing-cycles>
    <meta:document-statistic meta:table-count="1" meta:cell-count="165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623cm" svg:y="0.316cm" chart:style-name="ch2">
          <text:p>Pose Estimation System: Fitness</text:p>
        </chart:title>
        <chart:legend chart:legend-position="end" svg:x="13.148cm" svg:y="3.454cm" style:legend-expansion="high" chart:style-name="ch3"/>
        <chart:plot-area chart:style-name="ch4" table:cell-range-address="transform_data.G1:transform_data.J10" chart:data-source-has-labels="row" svg:x="1.331cm" svg:y="1.275cm" svg:width="11.497cm" svg:height="6.564cm">
          <chartooo:coordinate-region svg:x="2.058cm" svg:y="1.475cm" svg:width="10.584cm" svg:height="5.717cm"/>
          <chart:axis chart:dimension="x" chart:name="primary-x" chart:style-name="ch5">
            <chart:title svg:x="6.135cm" svg:y="8.019cm" chart:style-name="ch6">
              <text:p>Image Index</text:p>
            </chart:title>
            <chart:grid chart:style-name="ch7" chart:class="major"/>
          </chart:axis>
          <chart:axis chart:dimension="y" chart:name="primary-y" chart:style-name="ch5">
            <chart:title svg:x="0.451cm" svg:y="5.13cm" chart:style-name="ch8">
              <text:p>Fitness</text:p>
            </chart:title>
            <chart:grid chart:style-name="ch7" chart:class="major"/>
          </chart:axis>
          <chart:series chart:style-name="ch9" chart:values-cell-range-address="transform_data.G1:transform_data.G10" loext:label-string="template1" chart:class="chart:line">
            <chart:data-point chart:repeated="10"/>
          </chart:series>
          <chart:series chart:style-name="ch10" chart:values-cell-range-address="transform_data.H1:transform_data.H10" loext:label-string="template2" chart:class="chart:line">
            <chart:data-point chart:repeated="10"/>
          </chart:series>
          <chart:series chart:style-name="ch11" chart:values-cell-range-address="transform_data.I1:transform_data.I10" loext:label-string="template3" chart:class="chart:line">
            <chart:data-point chart:repeated="10"/>
          </chart:series>
          <chart:series chart:style-name="ch12" chart:values-cell-range-address="transform_data.J1:transform_data.J10" loext:label-string="template4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late1</text:p>
              </table:table-cell>
              <table:table-cell office:value-type="string">
                <text:p>template2</text:p>
              </table:table-cell>
              <table:table-cell office:value-type="string">
                <text:p>template3</text:p>
              </table:table-cell>
              <table:table-cell office:value-type="string">
                <text:p>template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08910103420843">
                <text:p>0.808910103420843</text:p>
                <draw:g>
                  <svg:desc>transform_data.G1:transform_data.G10</svg:desc>
                </draw:g>
              </table:table-cell>
              <table:table-cell office:value-type="float" office:value="0.813454270597128">
                <text:p>0.813454270597128</text:p>
                <draw:g>
                  <svg:desc>transform_data.H1:transform_data.H10</svg:desc>
                </draw:g>
              </table:table-cell>
              <table:table-cell office:value-type="float" office:value="0.885668040023543">
                <text:p>0.885668040023543</text:p>
                <draw:g>
                  <svg:desc>transform_data.I1:transform_data.I10</svg:desc>
                </draw:g>
              </table:table-cell>
              <table:table-cell office:value-type="float" office:value="0.907559515522762">
                <text:p>0.907559515522762</text:p>
                <draw:g>
                  <svg:desc>transform_data.J1:transform_data.J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731901352426412">
                <text:p>0.00731901352426412</text:p>
              </table:table-cell>
              <table:table-cell office:value-type="float" office:value="0.825699168556311">
                <text:p>0.825699168556311</text:p>
              </table:table-cell>
              <table:table-cell office:value-type="float" office:value="0.915979988228369">
                <text:p>0.915979988228369</text:p>
              </table:table-cell>
              <table:table-cell office:value-type="float" office:value="0.918836140888208">
                <text:p>0.9188361408882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06682577565632">
                <text:p>0.806682577565632</text:p>
              </table:table-cell>
              <table:table-cell office:value-type="float" office:value="0.781254724111867">
                <text:p>0.781254724111867</text:p>
              </table:table-cell>
              <table:table-cell office:value-type="float" office:value="0.929223072395527">
                <text:p>0.929223072395527</text:p>
              </table:table-cell>
              <table:table-cell office:value-type="float" office:value="0.522622859529445">
                <text:p>0.5226228595294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824792139077853">
                <text:p>0.824792139077853</text:p>
              </table:table-cell>
              <table:table-cell office:value-type="float" office:value="0.803708063566804">
                <text:p>0.803708063566804</text:p>
              </table:table-cell>
              <table:table-cell office:value-type="float" office:value="0.991646944173744">
                <text:p>0.9916469441737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94112967382657">
                <text:p>0.994112967382657</text:p>
              </table:table-cell>
              <table:table-cell office:value-type="float" office:value="0.7718820861678">
                <text:p>0.7718820861678</text:p>
              </table:table-cell>
              <table:table-cell office:value-type="float" office:value="0.743967039434962">
                <text:p>0.743967039434962</text:p>
              </table:table-cell>
              <table:table-cell office:value-type="float" office:value="0.693303633579284">
                <text:p>0.6933036335792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92999204455052">
                <text:p>0.992999204455052</text:p>
              </table:table-cell>
              <table:table-cell office:value-type="float" office:value="0.799395313681028">
                <text:p>0.799395313681028</text:p>
              </table:table-cell>
              <table:table-cell office:value-type="float" office:value="0.744261330194232">
                <text:p>0.744261330194232</text:p>
              </table:table-cell>
              <table:table-cell office:value-type="float" office:value="0.622859529444522">
                <text:p>0.6228595294445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93317422434368">
                <text:p>0.993317422434368</text:p>
              </table:table-cell>
              <table:table-cell office:value-type="float" office:value="0.57838246409675">
                <text:p>0.57838246409675</text:p>
              </table:table-cell>
              <table:table-cell office:value-type="float" office:value="0.793260741612713">
                <text:p>0.793260741612713</text:p>
              </table:table-cell>
              <table:table-cell office:value-type="float" office:value="0.65961297508005">
                <text:p>0.659612975080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55926809864757">
                <text:p>0.755926809864757</text:p>
              </table:table-cell>
              <table:table-cell office:value-type="float" office:value="0.834769463340892">
                <text:p>0.834769463340892</text:p>
              </table:table-cell>
              <table:table-cell office:value-type="float" office:value="0.75088287227781">
                <text:p>0.75088287227781</text:p>
              </table:table-cell>
              <table:table-cell office:value-type="float" office:value="0.816789642210775">
                <text:p>0.8167896422107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81543357199682">
                <text:p>0.781543357199682</text:p>
              </table:table-cell>
              <table:table-cell office:value-type="float" office:value="0.99395313681028">
                <text:p>0.99395313681028</text:p>
              </table:table-cell>
              <table:table-cell office:value-type="float" office:value="0.850500294290759">
                <text:p>0.850500294290759</text:p>
              </table:table-cell>
              <table:table-cell office:value-type="float" office:value="0.882361130446888">
                <text:p>0.8823611304468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82736674622116">
                <text:p>0.882736674622116</text:p>
              </table:table-cell>
              <table:table-cell office:value-type="float" office:value="0.993046107331822">
                <text:p>0.993046107331822</text:p>
              </table:table-cell>
              <table:table-cell office:value-type="float" office:value="0.842848734549735">
                <text:p>0.842848734549735</text:p>
              </table:table-cell>
              <table:table-cell office:value-type="float" office:value="0.811777808715022">
                <text:p>0.8117778087150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943cm" svg:y="0.316cm" chart:style-name="ch2">
          <text:p>Pose Estimation System: Root Mean Square Error</text:p>
        </chart:title>
        <chart:legend chart:legend-position="end" svg:x="13.148cm" svg:y="3.454cm" style:legend-expansion="high" chart:style-name="ch3"/>
        <chart:plot-area chart:style-name="ch4" table:cell-range-address="transform_data.B1:transform_data.E10" chart:data-source-has-labels="row" svg:x="1.331cm" svg:y="1.275cm" svg:width="11.497cm" svg:height="6.564cm">
          <chartooo:coordinate-region svg:x="2.614cm" svg:y="1.474cm" svg:width="10.027cm" svg:height="5.718cm"/>
          <chart:axis chart:dimension="x" chart:name="primary-x" chart:style-name="ch5">
            <chart:title svg:x="6.135cm" svg:y="8.019cm" chart:style-name="ch6">
              <text:p>Image Index</text:p>
            </chart:title>
            <chart:grid chart:style-name="ch7" chart:class="major"/>
          </chart:axis>
          <chart:axis chart:dimension="y" chart:name="primary-y" chart:style-name="ch5">
            <chart:title svg:x="0.451cm" svg:y="4.971cm" chart:style-name="ch8">
              <text:p>rmse</text:p>
            </chart:title>
            <chart:grid chart:style-name="ch7" chart:class="major"/>
          </chart:axis>
          <chart:series chart:style-name="ch9" chart:values-cell-range-address="transform_data.B1:transform_data.B10" loext:label-string="template1" chart:class="chart:line">
            <chart:data-point chart:repeated="10"/>
          </chart:series>
          <chart:series chart:style-name="ch10" chart:values-cell-range-address="transform_data.C1:transform_data.C10" loext:label-string="template2" chart:class="chart:line">
            <chart:data-point chart:repeated="10"/>
          </chart:series>
          <chart:series chart:style-name="ch11" chart:values-cell-range-address="transform_data.D1:transform_data.D10" loext:label-string="template3" chart:class="chart:line">
            <chart:data-point chart:repeated="10"/>
          </chart:series>
          <chart:series chart:style-name="ch12" chart:values-cell-range-address="transform_data.E1:transform_data.E10" loext:label-string="template4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late1</text:p>
              </table:table-cell>
              <table:table-cell office:value-type="string">
                <text:p>template2</text:p>
              </table:table-cell>
              <table:table-cell office:value-type="string">
                <text:p>template3</text:p>
              </table:table-cell>
              <table:table-cell office:value-type="string">
                <text:p>template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60854330815953">
                <text:p>0.00160854330815953</text:p>
                <draw:g>
                  <svg:desc>transform_data.B1:transform_data.B10</svg:desc>
                </draw:g>
              </table:table-cell>
              <table:table-cell office:value-type="float" office:value="0.00155787641316571">
                <text:p>0.00155787641316571</text:p>
                <draw:g>
                  <svg:desc>transform_data.C1:transform_data.C10</svg:desc>
                </draw:g>
              </table:table-cell>
              <table:table-cell office:value-type="float" office:value="0.00163356544583759">
                <text:p>0.00163356544583759</text:p>
                <draw:g>
                  <svg:desc>transform_data.D1:transform_data.D10</svg:desc>
                </draw:g>
              </table:table-cell>
              <table:table-cell office:value-type="float" office:value="0.00147328562418902">
                <text:p>0.00147328562418902</text:p>
                <draw:g>
                  <svg:desc>transform_data.E1:transform_data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376225603910133">
                <text:p>0.00376225603910133</text:p>
              </table:table-cell>
              <table:table-cell office:value-type="float" office:value="0.00159509422176018">
                <text:p>0.00159509422176018</text:p>
              </table:table-cell>
              <table:table-cell office:value-type="float" office:value="0.00149739330935366">
                <text:p>0.00149739330935366</text:p>
              </table:table-cell>
              <table:table-cell office:value-type="float" office:value="0.00138037177368366">
                <text:p>0.001380371773683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78774190950841">
                <text:p>0.00178774190950841</text:p>
              </table:table-cell>
              <table:table-cell office:value-type="float" office:value="0.00151855225281371">
                <text:p>0.00151855225281371</text:p>
              </table:table-cell>
              <table:table-cell office:value-type="float" office:value="0.00135272461518762">
                <text:p>0.00135272461518762</text:p>
              </table:table-cell>
              <table:table-cell office:value-type="float" office:value="0.00182408102147266">
                <text:p>0.001824081021472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00127925312994568">
                <text:p>0.00127925312994568</text:p>
              </table:table-cell>
              <table:table-cell office:value-type="float" office:value="0.00129223444134687">
                <text:p>0.00129223444134687</text:p>
              </table:table-cell>
              <table:table-cell office:value-type="float" office:value="0.00105705690261754">
                <text:p>0.001057056902617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0122978419646">
                <text:p>0.0010122978419646</text:p>
              </table:table-cell>
              <table:table-cell office:value-type="float" office:value="0.00140019988352357">
                <text:p>0.00140019988352357</text:p>
              </table:table-cell>
              <table:table-cell office:value-type="float" office:value="0.00134915223711385">
                <text:p>0.00134915223711385</text:p>
              </table:table-cell>
              <table:table-cell office:value-type="float" office:value="0.00177893045443703">
                <text:p>0.001778930454437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02041999789474">
                <text:p>0.00102041999789474</text:p>
              </table:table-cell>
              <table:table-cell office:value-type="float" office:value="0.00155634112589674">
                <text:p>0.00155634112589674</text:p>
              </table:table-cell>
              <table:table-cell office:value-type="float" office:value="0.00135690889779762">
                <text:p>0.00135690889779762</text:p>
              </table:table-cell>
              <table:table-cell office:value-type="float" office:value="0.00150358300150571">
                <text:p>0.001503583001505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12642230631762">
                <text:p>0.00112642230631762</text:p>
              </table:table-cell>
              <table:table-cell office:value-type="float" office:value="0.00158057206127441">
                <text:p>0.00158057206127441</text:p>
              </table:table-cell>
              <table:table-cell office:value-type="float" office:value="0.00155294100870167">
                <text:p>0.00155294100870167</text:p>
              </table:table-cell>
              <table:table-cell office:value-type="float" office:value="0.00175711291571575">
                <text:p>0.001757112915715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4417796282222">
                <text:p>0.0014417796282222</text:p>
              </table:table-cell>
              <table:table-cell office:value-type="float" office:value="0.00159105511915868">
                <text:p>0.00159105511915868</text:p>
              </table:table-cell>
              <table:table-cell office:value-type="float" office:value="0.00143719295636323">
                <text:p>0.00143719295636323</text:p>
              </table:table-cell>
              <table:table-cell office:value-type="float" office:value="0.00159665438314091">
                <text:p>0.001596654383140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61415594381253">
                <text:p>0.00161415594381253</text:p>
              </table:table-cell>
              <table:table-cell office:value-type="float" office:value="0.000951167372449293">
                <text:p>0.000951167372449293</text:p>
              </table:table-cell>
              <table:table-cell office:value-type="float" office:value="0.00142393107541265">
                <text:p>0.00142393107541265</text:p>
              </table:table-cell>
              <table:table-cell office:value-type="float" office:value="0.00142963299058465">
                <text:p>0.001429632990584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43868806127548">
                <text:p>0.00143868806127548</text:p>
              </table:table-cell>
              <table:table-cell office:value-type="float" office:value="0.000920965760616447">
                <text:p>0.000920965760616447</text:p>
              </table:table-cell>
              <table:table-cell office:value-type="float" office:value="0.00138957878871054">
                <text:p>0.00138957878871054</text:p>
              </table:table-cell>
              <table:table-cell office:value-type="float" office:value="0.00146206887857924">
                <text:p>0.001462068878579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